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32bc" officeooo:paragraph-rsid="000032bc" style:font-size-asian="14pt" style:font-size-complex="16pt"/>
    </style:style>
    <style:style style:name="P2" style:family="paragraph" style:parent-style-name="Standard">
      <style:text-properties fo:font-size="16pt" officeooo:rsid="000050f5" officeooo:paragraph-rsid="000050f5" style:font-size-asian="14pt" style:font-size-complex="16pt"/>
    </style:style>
    <style:style style:name="P3" style:family="paragraph" style:parent-style-name="Standard">
      <style:text-properties fo:font-size="16pt" officeooo:rsid="0001de01" officeooo:paragraph-rsid="0001de01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trodução</text:p>
      <text:p text:style-name="P1"/>
      <text:p text:style-name="P1"/>
      <text:p text:style-name="P1">In vehicular</text:p>
      <text:p text:style-name="P1">networks, mobile vehicles possess on-board units (OBUs) that</text:p>
      <text:p text:style-name="P1">are able to communicate with each other (vehicle-to-vehicle or</text:p>
      <text:p text:style-name="P1">V2V) as well as with stationary road-side units (RSUs) that</text:p>
      <text:p text:style-name="P1">comprise the network’s infrastructure (this communication is</text:p>
      <text:p text:style-name="P1">often characterized as vehicle-to-infrastructure or V2I).</text:p>
      <text:p text:style-name="P1"/>
      <text:p text:style-name="P1">various aspects of VANET simulation have been</text:p>
      <text:p text:style-name="P1">addressed including mobility [3, 4], urban environments [5, 6],</text:p>
      <text:p text:style-name="P1">and physical propagation characteristics [7, 8].</text:p>
      <text:p text:style-name="P1"/>
      <text:p text:style-name="P1">The goal of this work is an investigation of the free space range</text:p>
      <text:p text:style-name="P1">of 802.11p within the VANET environment and the appropriate</text:p>
      <text:p text:style-name="P1">propagation loss model parameters for use in simulation.</text:p>
      <text:p text:style-name="P1"/>
      <text:p text:style-name="P2">2 – Contribution</text:p>
      <text:p text:style-name="P2"/>
      <text:p text:style-name="P2">The primary contribution of this work is an overview of the</text:p>
      <text:p text:style-name="P2">various propagation loss models offered and the appropriate</text:p>
      <text:p text:style-name="P2">model parameters to use when simulating VANETs. These</text:p>
      <text:p text:style-name="P2">values are then offered to the research community as a starting</text:p>
      <text:p text:style-name="P2">point for standardization.</text:p>
      <text:p text:style-name="P2"/>
      <text:p text:style-name="P2">3 – Background</text:p>
      <text:p text:style-name="P2"/>
      <text:p text:style-name="P2">A. Propagation loss model</text:p>
      <text:p text:style-name="P2"/>
      <text:p text:style-name="P2">The primary contribution of this work is an overview of the</text:p>
      <text:p text:style-name="P2">various propagation loss models offered and the appropriate</text:p>
      <text:p text:style-name="P2">model parameters to use when simulating VANETs. These</text:p>
      <text:p text:style-name="P2">values are then offered to the research community as a starting</text:p>
      <text:p text:style-name="P2">point for standardization.</text:p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8:29:10.267542807</meta:creation-date>
    <dc:date>2017-08-21T22:44:03.463547323</dc:date>
    <meta:editing-duration>PT3H44M2S</meta:editing-duration>
    <meta:editing-cycles>1</meta:editing-cycles>
    <meta:document-statistic meta:table-count="0" meta:image-count="0" meta:object-count="0" meta:page-count="1" meta:paragraph-count="26" meta:word-count="186" meta:character-count="1235" meta:non-whitespace-character-count="1072"/>
    <meta:generator>LibreOffice/5.2.2.2$Linux_X86_64 LibreOffice_project/20m0$Build-2</meta:generator>
  </office:meta>
</office:document-meta>
</file>